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fo:background-color="#FFC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FFC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#FFC000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fo:background-color="#ED7D31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#ED7D31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21" style:family="table-cell" style:parent-style-name="Default" style:data-style-name="N0">
      <style:table-cell-properties fo:border="thin solid #000000" fo:background-color="#ED7D31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fo:background-color="#FFC000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FFC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#FFC000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59354166666667cm" style:use-optimal-column-width="true"/>
    </style:style>
    <style:style style:name="co3" style:family="table-column">
      <style:table-column-properties fo:break-before="auto" style:column-width="0.687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map style:condition="of:cell-content()=0" style:apply-style-name="cf15"/>
      <style:map style:condition="of:cell-content()=1" style:apply-style-name="cf16"/>
    </style:style>
    <style:style style:name="ce31" style:family="table-cell">
      <style:map style:condition="of:cell-content()=0" style:apply-style-name="cf15"/>
      <style:map style:condition="of:cell-content()=1" style:apply-style-name="cf16"/>
    </style:style>
    <style:style style:name="ce32" style:family="table-cell">
      <style:map style:condition="of:cell-content()=1" style:apply-style-name="cf16"/>
      <style:map style:condition="of:cell-content()=0" style:apply-style-name="cf1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is spreadsheet contains explicit calculations used to test the metrics calculations.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ll test cases should be illustrated here.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tests" table:style-name="ta2">
        <table:table-column table:style-name="co2" table:default-cell-style-name="ce1"/>
        <table:table-column table:style-name="co3" table:number-columns-repeated="64" table:default-cell-style-name="ce1"/>
        <table:table-column table:style-name="co1" table:number-columns-repeated="1631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fix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heck that two different y_pred lead to equivalent or different accuracy metrics depending on the fixed threshold provided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0]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.9" table:style-name="ce32">
            <text:p>0,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[1]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.7" table:style-name="ce32">
            <text:p>0,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threshold_max_f_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as test_threshold_fixed, we check that the selected threshold is &lt;= 0.9 and &lt;= 0.7 respectively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sample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tp, tn, fp, fn, sensitivity, specificity, precision, recall, f scor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table:number-columns-repeated="16323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32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p</text:p>
          </table:table-cell>
          <table:table-cell office:value-type="float" office:value="17" table:style-name="ce1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tn</text:p>
          </table:table-cell>
          <table:table-cell office:value-type="float" office:value="32" table:style-name="ce1">
            <text:p>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p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fn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sensitivity</text:p>
          </table:table-cell>
          <table:table-cell office:value-type="float" office:value="0.85" table:formula="of:=[.B22]/([.B22]+[.B25])" table:number-columns-spanned="2" table:number-rows-spanned="1" table:style-name="ce22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specificity</text:p>
          </table:table-cell>
          <table:table-cell office:value-type="float" office:value="0.8" table:formula="of:=[.B23]/([.B23]+[.B24])" table:number-columns-spanned="2" table:number-rows-spanned="1" table:style-name="ce22">
            <text:p>0,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precision</text:p>
          </table:table-cell>
          <table:table-cell office:value-type="float" office:value="0.68" table:formula="of:=[.B22]/([.B22]+[.B24])" table:number-columns-spanned="2" table:number-rows-spanned="1" table:style-name="ce22">
            <text:p>0,68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recall</text:p>
          </table:table-cell>
          <table:table-cell office:value-type="float" office:value="0.85" table:formula="of:=[.B26]" table:number-columns-spanned="2" table:number-rows-spanned="1" table:style-name="ce22">
            <text:p>0,85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f_score</text:p>
          </table:table-cell>
          <table:table-cell office:value-type="float" office:value="0.75555555555555565" table:formula="of:=2 * [.B28] *[.B29] / ([.B28]+[.B29])" table:number-columns-spanned="2" table:number-rows-spanned="1" table:style-name="ce22">
            <text:p>0,75555555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accuracy</text:p>
          </table:table-cell>
          <table:table-cell office:value-type="float" office:value="0.81666666666666665" table:formula="of:=([.B22]+[.B23])/([.B22]+[.B23]+[.B24]+[.B25])" table:number-columns-spanned="2" table:number-rows-spanned="1" table:style-name="ce23">
            <text:p>0,816666667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sample_balanced_accuracy</text:p>
          </table:table-cell>
          <table:table-cell office:value-type="float" office:value="0.82499999999999996" table:formula="of:=0.5*([.B22]/([.B22]+[.B25]) + [.B23]/([.B23]+[.B24]))" table:number-columns-spanned="2" table:number-rows-spanned="1" table:style-name="ce23">
            <text:p>0,825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verify sample -&gt; event convers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rel_overlap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style-name="ce7"/>
          <table:table-cell table:number-columns-repeated="2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1" table:style-name="ce12"/>
          <table:table-cell table:style-name="ce8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merged_split</text:p>
          </table:table-cell>
          <table:table-cell table:number-columns-repeated="5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8" table:style-name="ce1"/>
          <table:table-cell table:style-name="ce11"/>
          <table:table-cell table:number-columns-repeated="7" table:style-name="ce12"/>
          <table:table-cell table:style-name="ce13"/>
          <table:table-cell table:number-columns-repeated="3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2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pred</text:p>
          </table:table-cell>
          <table:table-cell table:style-name="ce7"/>
          <table:table-cell table:number-columns-repeated="3" table:style-name="ce8"/>
          <table:table-cell table:style-name="ce25"/>
          <table:table-cell table:number-columns-repeated="5" table:style-name="ce1"/>
          <table:table-cell table:style-name="ce26"/>
          <table:table-cell table:number-columns-repeated="5" table:style-name="ce8"/>
          <table:table-cell table:style-name="ce25"/>
          <table:table-cell table:number-columns-repeated="2" table:style-name="ce1"/>
          <table:table-cell table:style-name="ce26"/>
          <table:table-cell table:number-columns-repeated="2" table:style-name="ce27"/>
          <table:table-cell table:style-name="ce25"/>
          <table:table-cell table:style-name="ce28"/>
          <table:table-cell table:style-name="ce26"/>
          <table:table-cell table:number-columns-repeated="2" table:style-name="ce27"/>
          <table:table-cell table:style-name="ce25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27"/>
          <table:table-cell table:style-name="ce25"/>
          <table:table-cell table:number-columns-repeated="4" table:style-name="ce14"/>
          <table:table-cell table:number-columns-repeated="6" table:style-name="ce1"/>
          <table:table-cell table:style-name="ce26"/>
          <table:table-cell table:style-name="ce27"/>
          <table:table-cell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7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est_event_metric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same setup as test_event_conversion, but we focus here on the metrics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duration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ample_offset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5" table:style-name="ce1">
            <text:p>0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rel_overlap</text:p>
          </table:table-cell>
          <table:table-cell office:value-type="float" office:value="0.4" table:style-name="ce1">
            <text:p>0,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reictal_tolerance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postictal_toleranc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inimum_separation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maximum_duration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lemen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table:number-columns-repeated="16320"/>
        </table:table-row>
        <table:table-row table:style-name="ro1">
          <table:table-cell office:value-type="string" table:style-name="ce1">
            <text:p>y_true</text:p>
          </table:table-cell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table:number-columns-repeated="4" table:style-name="ce1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50" table:style-name="ce2"/>
          <table:table-cell table:style-name="ce5"/>
          <table:table-cell table:style-name="ce2"/>
          <table:table-cell table:number-columns-repeated="3" table:style-name="ce6"/>
          <table:table-cell table:number-columns-repeated="16320"/>
        </table:table-row>
        <table:table-row table:style-name="ro1">
          <table:table-cell office:value-type="string" table:style-name="ce1">
            <text:p>y_pred</text:p>
          </table:table-cell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table:style-name="ce31"/>
          <table:table-cell table:number-columns-repeated="16320"/>
        </table:table-row>
        <table:table-row table:style-name="ro1">
          <table:table-cell table:style-name="ce1"/>
          <table:table-cell table:style-name="ce31"/>
          <table:table-cell table:style-name="ce31"/>
          <table:table-cell table:style-name="ce31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0" table:number-columns-spanned="4" table:number-rows-spanned="1" table:style-name="ce30">
            <text:p>0</text:p>
          </table:table-cell>
          <table:covered-table-cell table:number-columns-repeated="3"/>
          <table:table-cell office:value-type="float" office:value="1" table:number-columns-spanned="4" table:number-rows-spanned="1" table:style-name="ce30">
            <text:p>1</text:p>
          </table:table-cell>
          <table:covered-table-cell table:number-columns-repeated="3"/>
          <table:table-cell table:number-columns-repeated="16320"/>
        </table:table-row>
        <table:table-row table:style-name="ro1">
          <table:table-cell office:value-type="string" table:style-name="ce1">
            <text:p>events_true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1">
          <table:table-cell office:value-type="string" table:style-name="ce1">
            <text:p>events_true_merged_split</text:p>
          </table:table-cell>
          <table:table-cell table:number-columns-repeated="5" table:style-name="ce1"/>
          <table:table-cell table:style-name="ce7"/>
          <table:table-cell table:number-columns-repeated="2" table:style-name="ce8"/>
          <table:table-cell table:style-name="ce9"/>
          <table:table-cell table:number-columns-repeated="8" table:style-name="ce1"/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7"/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2" table:style-name="ce8"/>
          <table:table-cell table:style-name="ce9"/>
          <table:table-cell table:number-columns-repeated="4" table:style-name="ce1"/>
          <table:table-cell table:style-name="ce11"/>
          <table:table-cell table:number-columns-repeated="10" table:style-name="ce12"/>
          <table:table-cell table:style-name="ce13"/>
          <table:table-cell table:style-name="ce11"/>
          <table:table-cell table:number-columns-repeated="2" table:style-name="ce12"/>
          <table:table-cell table:style-name="ce13"/>
          <table:table-cell table:number-columns-repeated="16324" table:style-name="ce1"/>
        </table:table-row>
        <table:table-row table:style-name="ro2">
          <table:table-cell office:value-type="string" table:style-name="ce1">
            <text:p>events_true_merged_split (tolerance)</text:p>
          </table:table-cell>
          <table:table-cell table:number-columns-repeated="4" table:style-name="ce1"/>
          <table:table-cell table:style-name="ce15"/>
          <table:table-cell table:number-columns-repeated="5" table:style-name="ce16"/>
          <table:table-cell table:style-name="ce17"/>
          <table:table-cell table:number-columns-repeated="5" table:style-name="ce1"/>
          <table:table-cell table:style-name="ce15"/>
          <table:table-cell table:number-columns-repeated="2" table:style-name="ce16"/>
          <table:table-cell table:number-columns-repeated="8" table:style-name="ce18"/>
          <table:table-cell table:style-name="ce17"/>
          <table:table-cell table:style-name="ce19"/>
          <table:table-cell table:number-columns-repeated="4" table:style-name="ce16"/>
          <table:table-cell table:style-name="ce20"/>
          <table:table-cell table:style-name="ce21"/>
          <table:table-cell table:number-columns-repeated="5" table:style-name="ce16"/>
          <table:table-cell table:style-name="ce20"/>
          <table:table-cell table:style-name="ce1"/>
          <table:table-cell table:style-name="ce15"/>
          <table:table-cell table:number-columns-repeated="6" table:style-name="ce18"/>
          <table:table-cell table:number-columns-repeated="5" table:style-name="ce16"/>
          <table:table-cell table:style-name="ce19"/>
          <table:table-cell table:style-name="ce16"/>
          <table:table-cell table:style-name="ce20"/>
          <table:table-cell table:number-columns-repeated="2" table:style-name="ce16"/>
          <table:table-cell table:style-name="ce18"/>
          <table:table-cell table:style-name="ce17"/>
          <table:table-cell table:number-columns-repeated="16322" table:style-name="ce1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5" table:style-name="ce1"/>
          <table:table-cell table:style-name="ce7"/>
          <table:table-cell table:number-columns-repeated="5" table:style-name="ce8"/>
          <table:table-cell table:style-name="ce9"/>
          <table:table-cell table:number-columns-repeated="2" table:style-name="ce1"/>
          <table:table-cell table:style-name="ce7"/>
          <table:table-cell table:number-columns-repeated="3" table:style-name="ce8"/>
          <table:table-cell table:style-name="ce29"/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6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number-columns-repeated="2" table:style-name="ce8"/>
          <table:table-cell table:style-name="ce9"/>
          <table:table-cell table:number-columns-repeated="16320"/>
        </table:table-row>
        <table:table-row table:style-name="ro1">
          <table:table-cell office:value-type="string" table:style-name="ce1">
            <text:p>events_pred_merged_split</text:p>
          </table:table-cell>
          <table:table-cell table:style-name="ce7"/>
          <table:table-cell table:style-name="ce8"/>
          <table:table-cell office:value-type="string" table:style-name="ce8">
            <text:p>FP</text:p>
          </table:table-cell>
          <table:table-cell table:style-name="ce8"/>
          <table:table-cell table:style-name="ce9"/>
          <table:table-cell table:number-columns-repeated="5" table:style-name="ce1"/>
          <table:table-cell table:style-name="ce7"/>
          <table:table-cell table:number-columns-repeated="2" table:style-name="ce8"/>
          <table:table-cell office:value-type="string" table:style-name="ce8">
            <text:p>FP</text:p>
          </table:table-cell>
          <table:table-cell table:number-columns-repeated="2" table:style-name="ce8"/>
          <table:table-cell table:style-name="ce9"/>
          <table:table-cell table:number-columns-repeated="2" table:style-name="ce1"/>
          <table:table-cell table:style-name="ce7"/>
          <table:table-cell table:number-columns-repeated="3" table:style-name="ce8"/>
          <table:table-cell office:value-type="string" table:style-name="ce27">
            <text:p>TP</text:p>
          </table:table-cell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9" table:style-name="ce1"/>
          <table:table-cell table:style-name="ce7"/>
          <table:table-cell table:number-columns-repeated="2" table:style-name="ce8"/>
          <table:table-cell office:value-type="string" table:style-name="ce8">
            <text:p>TP+FP</text:p>
          </table:table-cell>
          <table:table-cell table:number-columns-repeated="3" table:style-name="ce8"/>
          <table:table-cell table:style-name="ce9"/>
          <table:table-cell table:number-columns-repeated="4" table:style-name="ce14"/>
          <table:table-cell table:number-columns-repeated="6" table:style-name="ce1"/>
          <table:table-cell table:style-name="ce7"/>
          <table:table-cell table:style-name="ce8"/>
          <table:table-cell office:value-type="string" table:style-name="ce8">
            <text:p>FP</text:p>
          </table:table-cell>
          <table:table-cell table:style-name="ce9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_true_seizures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tp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fp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ent_sensitivity</text:p>
          </table:table-cell>
          <table:table-cell office:value-type="float" office:value="0.33333333333333331" table:formula="of:=[.B89]/[.B88]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precision</text:p>
          </table:table-cell>
          <table:table-cell office:value-type="float" office:value="0.33333333333333331" table:formula="of:=[.B89]/([.B89]+[.B90])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recall</text:p>
          </table:table-cell>
          <table:table-cell office:value-type="float" office:value="0.33333333333333331" table:formula="of:=[.B91]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_score</text:p>
          </table:table-cell>
          <table:table-cell office:value-type="float" office:value="0.33333333333333331" table:formula="of:=2*[.B92]*[.B93]/([.B93]+[.B92])" table:number-columns-spanned="2" table:number-rows-spanned="1" table:style-name="ce23">
            <text:p>0,33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hour</text:p>
          </table:table-cell>
          <table:table-cell office:value-type="float" office:value="228.57142857142856" table:formula="of:=[.B90]/63*3600" table:number-columns-spanned="2" table:number-rows-spanned="1" table:style-name="ce23">
            <text:p>228,5714286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false_detections_per_interictal_hour</text:p>
          </table:table-cell>
          <table:table-cell office:value-type="float" office:value="533.33333333333326" table:formula="of:=[.B90]/27*3600" table:number-columns-spanned="2" table:number-rows-spanned="1" table:style-name="ce23">
            <text:p>533,3333333</text:p>
          </table:table-cell>
          <table:covered-table-cell/>
          <table:table-cell table:number-columns-repeated="16381" table:style-name="ce1"/>
        </table:table-row>
        <table:table-row table:style-name="ro1">
          <table:table-cell office:value-type="string" table:style-name="ce1">
            <text:p>event_average_detection_delay</text:p>
          </table:table-cell>
          <table:table-cell office:value-type="float" office:value="1.3333333333333333" table:formula="of:=(2-2+4)/3" table:number-columns-spanned="2" table:number-rows-spanned="1" table:style-name="ce23">
            <text:p>1,333333333</text:p>
          </table:table-cell>
          <table:covered-table-cell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_event_conversion_whole_record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</text:p>
          </table:table-cell>
          <table:table-cell office:value-type="string" table:style-name="ce1">
            <text:p>case where an event lasts for the whole data.</text:p>
          </table:table-cell>
          <table:table-cell table:number-columns-repeated="16382" table:style-name="ce1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5" style:family="table-cell">
      <style:table-cell-properties fo:background-color="#FFC7CE"/>
      <style:text-properties fo:color="#9C0006" style:font-family-generic="swiss"/>
    </style:style>
    <style:style style:name="cf16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onathan Larochelle</meta:initial-creator>
    <dc:creator>Jonathan Larochelle</dc:creator>
    <meta:creation-date>2024-02-22T10:40:59Z</meta:creation-date>
    <dc:date>2024-09-04T09:17:09Z</dc:date>
    <meta:editing-duration>PT0S</meta:editing-duration>
  </office:meta>
</office:document-meta>
</file>